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Lingual.getLog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Lingual.setDetail( String 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Lingual.setPics( List &lt; String &gt; pi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Lingual.setLogo( String log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Lingual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Lingual.getP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Lingual.setCardLogo( String cardLog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Lingua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sunai.test_for_suna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Lingual.getCa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Lingua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Lingual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Lingual.getLa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Lingual.getCardLog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Lingual.getDet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Lingual.setCatName( String ca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Lingual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